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assignment4;</text:p>
      <text:p text:style-name="P1"/>
      <text:p text:style-name="P1">import java.io.File;</text:p>
      <text:p text:style-name="P1">import java.io.FileNotFoundException;</text:p>
      <text:p text:style-name="P1">import java.io.IOException;</text:p>
      <text:p text:style-name="P1">import java.io.PrintWriter;</text:p>
      <text:p text:style-name="P1">import java.io.Writer;</text:p>
      <text:p text:style-name="P1">import java.util.Arrays;</text:p>
      <text:p text:style-name="P1">import java.util.LinkedList;</text:p>
      <text:p text:style-name="P1">import java.util.Scanner;</text:p>
      <text:p text:style-name="P1">import java.util.regex.Pattern;</text:p>
      <text:p text:style-name="P1"/>
      <text:p text:style-name="P1">public class KnapsackMonteVerde {</text:p>
      <text:p text:style-name="P1"/>
      <text:p text:style-name="P1"><text:tab/>Scanner scan;</text:p>
      <text:p text:style-name="P1"><text:tab/>File outFileName;</text:p>
      <text:p text:style-name="P1"><text:tab/>Writer writer;</text:p>
      <text:p text:style-name="P1"><text:tab/>int card, maxSack, maxValue;</text:p>
      <text:p text:style-name="P1"><text:tab/>int[] values;</text:p>
      <text:p text:style-name="P1"><text:tab/>int[] weights;</text:p>
      <text:p text:style-name="P1"><text:tab/>int[][] matrix;</text:p>
      <text:p text:style-name="P1"><text:tab/>LinkedList&lt;Integer&gt; optimalSet, optimalValues;</text:p>
      <text:p text:style-name="P1"/>
      <text:p text:style-name="P1"><text:tab/>public KnapsackMonteVerde(File inFile) throws Exception {</text:p>
      <text:p text:style-name="P1"><text:tab/><text:tab/>makeOutFile("knapsackoutput.txt");</text:p>
      <text:p text:style-name="P1"><text:tab/><text:tab/>createKnapsackArray(inFile);</text:p>
      <text:p text:style-name="P1"><text:tab/><text:tab/>maxValue = makeKnapsack(values, weights, card, maxSack);</text:p>
      <text:p text:style-name="P1"/>
      <text:p text:style-name="P1"><text:tab/><text:tab/>// Print out value/weight array, # of elements, max sack size, and max</text:p>
      <text:p text:style-name="P1"><text:tab/><text:tab/>// value</text:p>
      <text:p text:style-name="P1"><text:tab/><text:tab/>write("Printing value array:\t" + trimArray(values) + System.lineSeparator());</text:p>
      <text:p text:style-name="P1"><text:tab/><text:tab/>write("Printing weight array:\t" + trimArray(weights) + System.lineSeparator());</text:p>
      <text:p text:style-name="P1"><text:tab/><text:tab/>write("Number of elements in set is : " + card + System.lineSeparator());</text:p>
      <text:p text:style-name="P1"><text:tab/><text:tab/>write("Max sack size is : " + maxSack + System.lineSeparator());</text:p>
      <text:p text:style-name="P1"><text:tab/><text:tab/>write("Max value is " + maxValue + System.lineSeparator());</text:p>
      <text:p text:style-name="P1"/>
      <text:p text:style-name="P1"><text:tab/><text:tab/>// Write optimal element set</text:p>
      <text:p text:style-name="P1"><text:tab/><text:tab/>write("Optimal element set is " + Arrays.toString(optimalSet.toArray()).replace("[", "").replace("]", "")</text:p>
      <text:p text:style-name="P1"><text:tab/><text:tab/><text:tab/><text:tab/>+ System.lineSeparator());</text:p>
      <text:p text:style-name="P1"/>
      <text:p text:style-name="P1"><text:tab/><text:tab/>// Write optimal value set</text:p>
      <text:p text:style-name="P1"><text:tab/><text:tab/>write("Optimal value set is " + Arrays.toString(optimalValues.toArray()).replace("[", "").replace("]", "")</text:p>
      <text:p text:style-name="P1"><text:tab/><text:tab/><text:tab/><text:tab/>+ System.lineSeparator());</text:p>
      <text:p text:style-name="P1"/>
      <text:p text:style-name="P1"><text:soft-page-break/><text:tab/>}</text:p>
      <text:p text:style-name="P1"/>
      <text:p text:style-name="P1"><text:tab/>public static void main(String args[]) {</text:p>
      <text:p text:style-name="P1"><text:tab/><text:tab/>try {</text:p>
      <text:p text:style-name="P1"><text:tab/><text:tab/><text:tab/>if (args.length &gt; 0) {</text:p>
      <text:p text:style-name="P1"><text:tab/><text:tab/><text:tab/><text:tab/>System.out.println("Processing file\n");</text:p>
      <text:p text:style-name="P1"><text:tab/><text:tab/><text:tab/><text:tab/>System.out.println("----- PART 2: 0/1 KNAPSACK PROBLEM -----\n");</text:p>
      <text:p text:style-name="P1"><text:tab/><text:tab/><text:tab/><text:tab/>new KnapsackMonteVerde(new File(args[0]));</text:p>
      <text:p text:style-name="P1"/>
      <text:p text:style-name="P1"><text:tab/><text:tab/><text:tab/>} else {</text:p>
      <text:p text:style-name="P1"><text:tab/><text:tab/><text:tab/><text:tab/>System.out.println("No file enteredddd.");</text:p>
      <text:p text:style-name="P1"><text:tab/><text:tab/><text:tab/><text:tab/>System.exit(1);</text:p>
      <text:p text:style-name="P1"><text:tab/><text:tab/><text:tab/>}</text:p>
      <text:p text:style-name="P1"><text:tab/><text:tab/>} catch (Exception e) {</text:p>
      <text:p text:style-name="P1"><text:tab/><text:tab/><text:tab/>System.out.println("Fail " + e);</text:p>
      <text:p text:style-name="P1"><text:tab/><text:tab/><text:tab/>e.printStackTrace();</text:p>
      <text:p text:style-name="P1"/>
      <text:p text:style-name="P1"><text:tab/><text:tab/><text:tab/>System.exit(1);</text:p>
      <text:p text:style-name="P1"><text:tab/><text:tab/>}</text:p>
      <text:p text:style-name="P1"/>
      <text:p text:style-name="P1"><text:tab/>}</text:p>
      <text:p text:style-name="P1"/>
      <text:p text:style-name="P1"><text:tab/>private void createKnapsackArray(File inputFile) throws Exception {</text:p>
      <text:p text:style-name="P1"><text:tab/><text:tab/>try {</text:p>
      <text:p text:style-name="P1"><text:tab/><text:tab/><text:tab/>scan = new Scanner(inputFile);</text:p>
      <text:p text:style-name="P1"><text:tab/><text:tab/>} catch (Exception e) {</text:p>
      <text:p text:style-name="P1"><text:tab/><text:tab/><text:tab/>System.out.println("Failed because" + e);</text:p>
      <text:p text:style-name="P1"><text:tab/><text:tab/><text:tab/>System.exit(1);</text:p>
      <text:p text:style-name="P1"><text:tab/><text:tab/>}</text:p>
      <text:p text:style-name="P1"/>
      <text:p text:style-name="P1"><text:tab/><text:tab/>// get to end of c's in file and begin reading ints</text:p>
      <text:p text:style-name="P1"><text:tab/><text:tab/>Pattern pattern = Pattern.compile("c");</text:p>
      <text:p text:style-name="P1"><text:tab/><text:tab/>while (scan.findInLine(pattern) != null)</text:p>
      <text:p text:style-name="P1"><text:tab/><text:tab/><text:tab/>scan.nextLine();</text:p>
      <text:p text:style-name="P1"/>
      <text:p text:style-name="P1"><text:tab/><text:tab/>card = Integer.parseInt(scan.next());</text:p>
      <text:p text:style-name="P1"><text:tab/><text:tab/>maxSack = Integer.parseInt(scan.next());</text:p>
      <text:p text:style-name="P1"/>
      <text:p text:style-name="P1"><text:tab/><text:tab/>weights = new int[card + 1];</text:p>
      <text:p text:style-name="P1"><text:tab/><text:tab/>values = new int[card + 1];</text:p>
      <text:p text:style-name="P1"/>
      <text:p text:style-name="P1"><text:tab/><text:tab/>// populate weights array</text:p>
      <text:p text:style-name="P1"><text:tab/><text:tab/>for (int x = 1; x &lt;= card; x++) {</text:p>
      <text:p text:style-name="P1"><text:tab/><text:tab/><text:tab/>weights[x] = Integer.parseInt(scan.next());</text:p>
      <text:p text:style-name="P1"><text:tab/><text:tab/>}</text:p>
      <text:p text:style-name="P1"/>
      <text:p text:style-name="P1"><text:soft-page-break/><text:tab/><text:tab/>// populate values array</text:p>
      <text:p text:style-name="P1"><text:tab/><text:tab/>for (int x = 1; x &lt;= card; x++) {</text:p>
      <text:p text:style-name="P1"><text:tab/><text:tab/><text:tab/>values[x] = Integer.parseInt(scan.next());</text:p>
      <text:p text:style-name="P1"><text:tab/><text:tab/>}</text:p>
      <text:p text:style-name="P1"/>
      <text:p text:style-name="P1"><text:tab/>}</text:p>
      <text:p text:style-name="P1"/>
      <text:p text:style-name="P1"><text:tab/>public int makeKnapsack(int[] valueArray, int[] weightArray, int cardinalityOfElements, int maxSackSize) {</text:p>
      <text:p text:style-name="P1"/>
      <text:p text:style-name="P1"><text:tab/><text:tab/>/*</text:p>
      <text:p text:style-name="P1"><text:tab/><text:tab/> * Cardinality of set of values = card = n Weight of each element</text:p>
      <text:p text:style-name="P1"><text:tab/><text:tab/> * =weights[i] = w(i) Value of each element = values[i] = v(i) Maximum</text:p>
      <text:p text:style-name="P1"><text:tab/><text:tab/> * sack size = maxSack = W</text:p>
      <text:p text:style-name="P1"><text:tab/><text:tab/> */</text:p>
      <text:p text:style-name="P1"><text:tab/><text:tab/>matrix = new int[card + 1][maxSack + 1];</text:p>
      <text:p text:style-name="P1"/>
      <text:p text:style-name="P1"><text:tab/><text:tab/>for (int k = 0; k &lt; maxSack; k++) {</text:p>
      <text:p text:style-name="P1"><text:tab/><text:tab/><text:tab/>matrix[0][k] = 0;</text:p>
      <text:p text:style-name="P1"><text:tab/><text:tab/>}</text:p>
      <text:p text:style-name="P1"/>
      <text:p text:style-name="P1"><text:tab/><text:tab/>for (int i = 1; i &lt;= card; i++) {</text:p>
      <text:p text:style-name="P1"><text:tab/><text:tab/><text:tab/>for (int j = 1; j &lt;= maxSack; j++) {</text:p>
      <text:p text:style-name="P1"><text:tab/><text:tab/><text:tab/><text:tab/>if (j &gt;= weights[i]) {</text:p>
      <text:p text:style-name="P1"/>
      <text:p text:style-name="P1"><text:tab/><text:tab/><text:tab/><text:tab/><text:tab/>matrix[i][j] = Math.max(matrix[i - 1][j], matrix[i - 1][j - weights[i]] + values[i]);</text:p>
      <text:p text:style-name="P1"><text:tab/><text:tab/><text:tab/><text:tab/>} else</text:p>
      <text:p text:style-name="P1"><text:tab/><text:tab/><text:tab/><text:tab/><text:tab/>matrix[i][j] = matrix[i - 1][j];</text:p>
      <text:p text:style-name="P1"><text:tab/><text:tab/><text:tab/>}</text:p>
      <text:p text:style-name="P1"><text:tab/><text:tab/>}<text:tab/></text:p>
      <text:p text:style-name="P1"/>
      <text:p text:style-name="P1"><text:tab/><text:tab/>// Get optimal sets</text:p>
      <text:p text:style-name="P1"><text:tab/><text:tab/>int j = maxSack;</text:p>
      <text:p text:style-name="P1"/>
      <text:p text:style-name="P1"><text:tab/><text:tab/>optimalSet = new LinkedList&lt;Integer&gt;();</text:p>
      <text:p text:style-name="P1"><text:tab/><text:tab/>optimalValues = new LinkedList&lt;Integer&gt;();</text:p>
      <text:p text:style-name="P1"><text:tab/><text:tab/>// LOOP:</text:p>
      <text:p text:style-name="P1"><text:tab/><text:tab/>for (int i = card; i &gt; 0; i--) {</text:p>
      <text:p text:style-name="P1"><text:tab/><text:tab/><text:tab/>if (matrix[i][j] &gt; matrix[i - 1][j]) {</text:p>
      <text:p text:style-name="P1"><text:tab/><text:tab/><text:tab/><text:tab/>optimalSet.add(i);</text:p>
      <text:p text:style-name="P1"><text:tab/><text:tab/><text:tab/><text:tab/>optimalValues.add(values[i]);</text:p>
      <text:p text:style-name="P1"><text:tab/><text:tab/><text:tab/><text:tab/>// if ((j - weights[i]) &lt; 0)</text:p>
      <text:p text:style-name="P1"><text:tab/><text:tab/><text:tab/><text:tab/>// break LOOP;</text:p>
      <text:p text:style-name="P1"><text:tab/><text:tab/><text:tab/><text:tab/>j = j - weights[i];</text:p>
      <text:p text:style-name="P1"><text:tab/><text:tab/><text:tab/>}</text:p>
      <text:p text:style-name="P1"><text:soft-page-break/><text:tab/><text:tab/>}</text:p>
      <text:p text:style-name="P1"/>
      <text:p text:style-name="P1"><text:tab/><text:tab/>return matrix[card][maxSack];</text:p>
      <text:p text:style-name="P1"><text:tab/>}</text:p>
      <text:p text:style-name="P1"/>
      <text:p text:style-name="P1"><text:tab/>private void write(String string) {</text:p>
      <text:p text:style-name="P1"><text:tab/><text:tab/>try {</text:p>
      <text:p text:style-name="P1"><text:tab/><text:tab/><text:tab/>writer.write(string);</text:p>
      <text:p text:style-name="P1"><text:tab/><text:tab/><text:tab/>writer.flush();</text:p>
      <text:p text:style-name="P1"><text:tab/><text:tab/>} catch (IOException e) {</text:p>
      <text:p text:style-name="P1"><text:tab/><text:tab/><text:tab/>System.exit(1);</text:p>
      <text:p text:style-name="P1"><text:tab/><text:tab/>}</text:p>
      <text:p text:style-name="P1"/>
      <text:p text:style-name="P1"><text:tab/>}</text:p>
      <text:p text:style-name="P1"/>
      <text:p text:style-name="P1"><text:tab/>private String trimArray(int[] array) {</text:p>
      <text:p text:style-name="P1"><text:tab/><text:tab/>int[] temp = new int[array.length - 1];</text:p>
      <text:p text:style-name="P1"><text:tab/><text:tab/>for (int i = 0; i &lt; array.length - 1; i++) {</text:p>
      <text:p text:style-name="P1"><text:tab/><text:tab/><text:tab/>temp[i] = array[i + 1];</text:p>
      <text:p text:style-name="P1"><text:tab/><text:tab/>}</text:p>
      <text:p text:style-name="P1"/>
      <text:p text:style-name="P1"><text:tab/><text:tab/>return (Arrays.toString(temp));</text:p>
      <text:p text:style-name="P1"><text:tab/>}</text:p>
      <text:p text:style-name="P1"/>
      <text:p text:style-name="P1"><text:tab/>private void makeOutFile(String outFile) {</text:p>
      <text:p text:style-name="P1"><text:tab/><text:tab/>outFileName = new File(outFile);</text:p>
      <text:p text:style-name="P1"><text:tab/><text:tab/>try {</text:p>
      <text:p text:style-name="P1"><text:tab/><text:tab/><text:tab/>writer = new PrintWriter(outFileName);</text:p>
      <text:p text:style-name="P1"><text:tab/><text:tab/>} catch (FileNotFoundException e) {</text:p>
      <text:p text:style-name="P1"><text:tab/><text:tab/><text:tab/>System.exit(1);</text:p>
      <text:p text:style-name="P1"><text:tab/><text:tab/>}</text:p>
      <text:p text:style-name="P1"><text:tab/>}</text:p>
      <text:p text:style-name="P1">}</text:p>
      <text:p text:style-name="P1"/>
      <text:p text:style-name="P2">OUTPUT FILE TEXT</text:p>
      <text:p text:style-name="P2"/>
      <text:p text:style-name="P3">Printing value array:<text:tab/>[1, 6, 18, 22, 28]</text:p>
      <text:p text:style-name="P3">Printing weight array:<text:tab/>[1, 2, 5, 6, 7]</text:p>
      <text:p text:style-name="P3">Number of elements in set is : 5</text:p>
      <text:p text:style-name="P3">Max sack size is : 11</text:p>
      <text:p text:style-name="P3">Max value is 40</text:p>
      <text:p text:style-name="P3">Optimal element set is 4, 3</text:p>
      <text:p text:style-name="P3">Optimal value set is 22, 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2T15:33:42.85</meta:creation-date>
    <meta:document-statistic meta:table-count="0" meta:image-count="0" meta:object-count="0" meta:page-count="4" meta:paragraph-count="143" meta:word-count="592" meta:character-count="4293"/>
    <dc:date>2018-04-12T15:47:30.24</dc:date>
    <meta:editing-duration>PT13M47S</meta:editing-duration>
    <meta:editing-cycles>1</meta:editing-cycles>
    <meta:generator>OpenOffice/4.1.3$Win32 OpenOffice.org_project/413m1$Build-9783</meta:generator>
  </office:meta>
</office:document-meta>
</file>